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252f27a"/>
    </style:style>
    <style:style style:name="T33" style:family="text">
      <style:text-properties officeooo:rsid="01f8ade2"/>
    </style:style>
    <style:style style:name="T34" style:family="text">
      <style:text-properties officeooo:rsid="01f5042b"/>
    </style:style>
    <style:style style:name="T35" style:family="text">
      <style:text-properties officeooo:rsid="01f6e63c"/>
    </style:style>
    <style:style style:name="T36" style:family="text">
      <style:text-properties officeooo:rsid="02d3dbd4"/>
    </style:style>
    <style:style style:name="T37" style:family="text">
      <style:text-properties officeooo:rsid="0252f696"/>
    </style:style>
    <style:style style:name="T38" style:family="text">
      <style:text-properties officeooo:rsid="00614ed4"/>
    </style:style>
    <style:style style:name="T39" style:family="text">
      <style:text-properties officeooo:rsid="006a5fcb"/>
    </style:style>
    <style:style style:name="T40" style:family="text">
      <style:text-properties officeooo:rsid="006c3167" style:font-size-complex="14pt"/>
    </style:style>
    <style:style style:name="T41" style:family="text">
      <style:text-properties fo:font-style="italic"/>
    </style:style>
    <style:style style:name="T42" style:family="text">
      <style:text-properties fo:font-style="italic" officeooo:rsid="006c3167" style:font-style-asian="italic" style:font-size-complex="14pt" style:font-style-complex="italic"/>
    </style:style>
    <style:style style:name="T43" style:family="text">
      <style:text-properties fo:font-style="italic" fo:font-weight="normal"/>
    </style:style>
    <style:style style:name="T44" style:family="text">
      <style:text-properties fo:language="zxx" fo:country="none"/>
    </style:style>
    <style:style style:name="T45" style:family="text">
      <style:text-properties fo:language="zxx" fo:country="none" officeooo:rsid="006a5fcb"/>
    </style:style>
    <style:style style:name="T46" style:family="text">
      <style:text-properties fo:language="zxx" fo:country="none" officeooo:rsid="003efc86"/>
    </style:style>
    <style:style style:name="T47" style:family="text">
      <style:text-properties fo:language="zxx" fo:country="none" officeooo:rsid="01e89b3b"/>
    </style:style>
    <style:style style:name="T48" style:family="text">
      <style:text-properties fo:language="zxx" fo:country="none" officeooo:rsid="0223bf2c"/>
    </style:style>
    <style:style style:name="T49" style:family="text">
      <style:text-properties fo:language="zxx" fo:country="none" fo:font-style="normal" officeooo:rsid="006c3167" style:font-style-asian="normal" style:font-size-complex="14pt" style:font-style-complex="normal"/>
    </style:style>
    <style:style style:name="T50" style:family="text">
      <style:text-properties fo:language="zxx" fo:country="none" officeooo:rsid="008e4613"/>
    </style:style>
    <style:style style:name="T51" style:family="text">
      <style:text-properties fo:language="zxx" fo:country="none" officeooo:rsid="008e66ef"/>
    </style:style>
    <style:style style:name="T52" style:family="text">
      <style:text-properties fo:language="zxx" fo:country="none" officeooo:rsid="00904c8e"/>
    </style:style>
    <style:style style:name="T53" style:family="text">
      <style:text-properties fo:language="zxx" fo:country="none" officeooo:rsid="00923c2d"/>
    </style:style>
    <style:style style:name="T54" style:family="text">
      <style:text-properties fo:language="zxx" fo:country="none" officeooo:rsid="009499a6"/>
    </style:style>
    <style:style style:name="T55" style:family="text">
      <style:text-properties fo:language="zxx" fo:country="none" officeooo:rsid="004756d3"/>
    </style:style>
    <style:style style:name="T56" style:family="text">
      <style:text-properties fo:language="zxx" fo:country="none" fo:font-style="italic" style:font-style-asian="italic" style:font-style-complex="italic"/>
    </style:style>
    <style:style style:name="T57" style:family="text">
      <style:text-properties fo:language="zxx" fo:country="none" fo:font-style="italic" officeooo:rsid="006a5fcb" style:font-style-asian="italic" style:font-style-complex="italic"/>
    </style:style>
    <style:style style:name="T58" style:family="text">
      <style:text-properties fo:language="zxx" fo:country="none" fo:font-style="italic" officeooo:rsid="008e4613" style:font-style-asian="italic" style:font-style-complex="italic"/>
    </style:style>
    <style:style style:name="T59" style:family="text">
      <style:text-properties fo:language="zxx" fo:country="none" fo:font-style="italic" officeooo:rsid="01e89b3b" style:font-style-asian="italic" style:font-style-complex="italic"/>
    </style:style>
    <style:style style:name="T60" style:family="text">
      <style:text-properties fo:language="zxx" fo:country="none" fo:font-style="italic" officeooo:rsid="0223bf2c" style:font-style-asian="italic" style:font-style-complex="italic"/>
    </style:style>
    <style:style style:name="T61" style:family="text">
      <style:text-properties fo:language="zxx" fo:country="none" fo:font-style="italic" officeooo:rsid="003efc86" style:font-style-asian="italic" style:font-style-complex="italic"/>
    </style:style>
    <style:style style:name="T62" style:family="text">
      <style:text-properties fo:language="zxx" fo:country="none" fo:font-style="italic" officeooo:rsid="004756d3" style:font-style-asian="italic" style:font-style-complex="italic"/>
    </style:style>
    <style:style style:name="T63" style:family="text">
      <style:text-properties fo:language="zxx" fo:country="none" fo:font-style="italic" officeooo:rsid="006c3167" style:font-style-asian="italic" style:font-size-complex="14pt" style:font-style-complex="italic"/>
    </style:style>
    <style:style style:name="T64" style:family="text">
      <style:text-properties fo:language="zxx" fo:country="none" officeooo:rsid="01342ee5"/>
    </style:style>
    <style:style style:name="T65" style:family="text">
      <style:text-properties fo:font-weight="normal"/>
    </style:style>
    <style:style style:name="T66" style:family="text">
      <style:text-properties fo:font-weight="bold"/>
    </style:style>
    <style:style style:name="T67" style:family="text">
      <style:text-properties officeooo:rsid="007d9e2c"/>
    </style:style>
    <style:style style:name="T68" style:family="text">
      <style:text-properties fo:font-style="normal" style:font-style-asian="normal" style:font-style-complex="normal"/>
    </style:style>
    <style:style style:name="T69" style:family="text">
      <style:text-properties fo:font-style="normal" officeooo:rsid="006f1291" style:font-style-asian="normal" style:font-style-complex="normal"/>
    </style:style>
    <style:style style:name="T70" style:family="text">
      <style:text-properties fo:font-style="normal" officeooo:rsid="00859e31" style:font-style-asian="normal" style:font-style-complex="normal"/>
    </style:style>
    <style:style style:name="T71" style:family="text">
      <style:text-properties fo:font-style="normal" officeooo:rsid="00923c2d" style:font-style-asian="normal" style:font-style-complex="normal"/>
    </style:style>
    <style:style style:name="T72" style:family="text">
      <style:text-properties fo:font-style="normal" officeooo:rsid="00955070" style:font-style-asian="normal" style:font-style-complex="normal"/>
    </style:style>
    <style:style style:name="T73" style:family="text">
      <style:text-properties fo:font-style="normal" officeooo:rsid="00a46e41" style:font-style-asian="normal" style:font-style-complex="normal"/>
    </style:style>
    <style:style style:name="T74" style:family="text">
      <style:text-properties fo:font-style="normal" officeooo:rsid="00a61345" style:font-style-asian="normal" style:font-style-complex="normal"/>
    </style:style>
    <style:style style:name="T75" style:family="text">
      <style:text-properties fo:font-style="normal" officeooo:rsid="00a6b0b4" style:font-style-asian="normal" style:font-style-complex="normal"/>
    </style:style>
    <style:style style:name="T76" style:family="text">
      <style:text-properties fo:font-style="normal" officeooo:rsid="00a13d50" style:font-style-asian="normal" style:font-style-complex="normal"/>
    </style:style>
    <style:style style:name="T77" style:family="text">
      <style:text-properties fo:font-style="normal" officeooo:rsid="00b3e929" style:font-style-asian="normal" style:font-style-complex="normal"/>
    </style:style>
    <style:style style:name="T78" style:family="text">
      <style:text-properties fo:font-style="normal" officeooo:rsid="00b5819c" style:font-style-asian="normal" style:font-style-complex="normal"/>
    </style:style>
    <style:style style:name="T79" style:family="text">
      <style:text-properties fo:font-style="normal" officeooo:rsid="00b62e3c" style:font-style-asian="normal" style:font-style-complex="normal"/>
    </style:style>
    <style:style style:name="T80" style:family="text">
      <style:text-properties fo:font-style="normal" officeooo:rsid="00d21034" style:font-style-asian="normal" style:font-style-complex="normal"/>
    </style:style>
    <style:style style:name="T81" style:family="text">
      <style:text-properties fo:font-style="normal" officeooo:rsid="006c3167" style:font-style-asian="normal" style:font-size-complex="14pt"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6b0b4" style:font-style-asian="normal" style:font-weight-asian="normal" style:font-style-complex="normal" style:font-weight-complex="normal"/>
    </style:style>
    <style:style style:name="T85" style:family="text">
      <style:text-properties fo:font-style="normal" fo:font-weight="normal" officeooo:rsid="00d4d954" style:font-style-asian="normal" style:font-weight-asian="normal" style:font-style-complex="normal" style:font-weight-complex="normal"/>
    </style:style>
    <style:style style:name="T86" style:family="text">
      <style:text-properties officeooo:rsid="0089f089"/>
    </style:style>
    <style:style style:name="T87" style:family="text">
      <style:text-properties officeooo:rsid="008e4613"/>
    </style:style>
    <style:style style:name="T88" style:family="text">
      <style:text-properties fo:font-size="8pt" style:font-size-asian="8pt"/>
    </style:style>
    <style:style style:name="T89" style:family="text">
      <style:text-properties officeooo:rsid="009c9818"/>
    </style:style>
    <style:style style:name="T90" style:family="text">
      <style:text-properties officeooo:rsid="00a13d50"/>
    </style:style>
    <style:style style:name="T91" style:family="text">
      <style:text-properties officeooo:rsid="00a969da"/>
    </style:style>
    <style:style style:name="T92" style:family="text">
      <style:text-properties officeooo:rsid="00adf32d"/>
    </style:style>
    <style:style style:name="T93" style:family="text">
      <style:text-properties officeooo:rsid="00af1894"/>
    </style:style>
    <style:style style:name="T94" style:family="text">
      <style:text-properties officeooo:rsid="00b11a21"/>
    </style:style>
    <style:style style:name="T95" style:family="text">
      <style:text-properties officeooo:rsid="00b845b7"/>
    </style:style>
    <style:style style:name="T96" style:family="text">
      <style:text-properties officeooo:rsid="00ba24a1"/>
    </style:style>
    <style:style style:name="T97" style:family="text">
      <style:text-properties officeooo:rsid="00c42161"/>
    </style:style>
    <style:style style:name="T98" style:family="text">
      <style:text-properties officeooo:rsid="00c926da"/>
    </style:style>
    <style:style style:name="T99" style:family="text">
      <style:text-properties officeooo:rsid="00d47668"/>
    </style:style>
    <style:style style:name="T100" style:family="text">
      <style:text-properties officeooo:rsid="00d58044"/>
    </style:style>
    <style:style style:name="T101" style:family="text">
      <style:text-properties officeooo:rsid="00d894fd"/>
    </style:style>
    <style:style style:name="T102" style:family="text">
      <style:text-properties officeooo:rsid="00db2ece"/>
    </style:style>
    <style:style style:name="T103" style:family="text">
      <style:text-properties officeooo:rsid="00eb9df3"/>
    </style:style>
    <style:style style:name="T104" style:family="text">
      <style:text-properties fo:font-size="10pt" style:font-size-asian="14pt"/>
    </style:style>
    <style:style style:name="T105" style:family="text">
      <style:text-properties fo:font-size="10pt" officeooo:rsid="00ec21c7" style:font-size-asian="14pt"/>
    </style:style>
    <style:style style:name="T106" style:family="text">
      <style:text-properties fo:language="en" fo:country="US"/>
    </style:style>
    <style:style style:name="T107" style:family="text">
      <style:text-properties fo:language="en" fo:country="US" officeooo:rsid="00c926da"/>
    </style:style>
    <style:style style:name="T108" style:family="text">
      <style:text-properties fo:language="en" fo:country="US" style:font-name-asian="Times New Roman"/>
    </style:style>
    <style:style style:name="T109" style:family="text">
      <style:text-properties style:font-name="Arial1" style:font-name-complex="Arial1"/>
    </style:style>
    <style:style style:name="T110" style:family="text">
      <style:text-properties officeooo:rsid="00f503df"/>
    </style:style>
    <style:style style:name="T111" style:family="text">
      <style:text-properties officeooo:rsid="0108912a"/>
    </style:style>
    <style:style style:name="T112" style:family="text">
      <style:text-properties officeooo:rsid="0108d952"/>
    </style:style>
    <style:style style:name="T113" style:family="text">
      <style:text-properties officeooo:rsid="010ce54d"/>
    </style:style>
    <style:style style:name="T114" style:family="text">
      <style:text-properties officeooo:rsid="010f9228"/>
    </style:style>
    <style:style style:name="T115" style:family="text">
      <style:text-properties officeooo:rsid="01137044"/>
    </style:style>
    <style:style style:name="T116"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09">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7">X</text:span><text:span text:style-name="T98">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6">đỡ</text:span> và hỗ trợ <text:span text:style-name="T106">tận tâm</text:span> của giáo viên hướng dẫn, tôi đã có thể thực hiện được những nghiên cứu của mình một cách hiệu quả nhất.</text:p>
      <text:p text:style-name="P11">Một lần nữa, xin <text:span text:style-name="T106">bày tỏ sự tri ân sâu sắc</text:span> <text:span text:style-name="T106">đế</text:span>n các thầy, cô và nhà trường đã luôn hỗ trợ chúng tôi trong suốt quá trình <text:span text:style-name="T110">thực hiện nghiên cứu này.</text:span></text:p>
      <text:p text:style-name="P30"><text:span text:style-name="T108"><text:s text:c="70"/></text:span><text:span text:style-name="T106">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0">Một <text:span text:style-name="T90">phần mềm máy chủ</text:span> lưu trữ dữ liệu được truyền lên bởi các thiết bị quan trắc. Ngoài việc <text:span text:style-name="T94">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4">[</text:span><text:span text:style-name="T56">Phạm Hương 2016</text:span><text:span text:style-name="T44">].</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88">Tổng quát tình trạ</text:span>ng không khí ở dựa trên PM2.5 trong tuần từ <text:span text:style-name="T103">03/12 tới 10/12</text:span></text:p>
      <text:p text:style-name="P60"><text:span text:style-name="T104">(dữ liệu trung bình 60 phút) </text:span><text:span text:style-name="T105">(nguồn: </text:span><text:a xlink:type="simple" xlink:href="http://aqivn.org/" text:style-name="Internet_20_link" text:visited-style-name="Visited_20_Internet_20_Link"><text:span text:style-name="T105">http://aqivn.org</text:span></text:a><text:span text:style-name="T105">)</text:span></text:p>
      <text:p text:style-name="P53">Theo <text:reference-mark-start text:name="JR_cite_1_Kampa_2008"/><text:span text:style-name="T56">Kampa &amp; Castanas 2008</text:span><text:reference-mark-end text:name="JR_cite_1_Kampa_2008"/><text:span text:style-name="T38">, các nhân tố có hại đối với sức khỏe con người trong không khí bao gồm:</text:span></text:p>
      <text:list xml:id="list4011631361746235794" text:style-name="L2">
        <text:list-item>
          <text:p text:style-name="P62">Chất ô nhiễm dạng ga (SO<text:span text:style-name="T6">x</text:span>, NO<text:span text:style-name="T6">x</text:span>, CO, O<text:span text:style-name="T6">3</text:span>, …)</text:p>
        </text:list-item>
        <text:list-item>
          <text:p text:style-name="P62">Các phần tử bụi <text:span text:style-name="T86">(PM 10, PM2.5, ...)</text:span></text:p>
        </text:list-item>
        <text:list-item>
          <text:p text:style-name="P54">Kim loại nặng</text:p>
        </text:list-item>
        <text:list-item>
          <text:p text:style-name="P55">Các chất ô nhiễm hữu cơ <text:span text:style-name="T99">có tính bền </text:span>(dioxin, ...)</text:p>
        </text:list-item>
      </text:list>
      <text:p text:style-name="P12">Trong các nhân tố kể trên, những chất ô nhiễm dạng ga và phần tử bụi là những nhân tố được đề cập nhiều nhất khi nói tới ô nhiễm không khí<text:span text:style-name="T106">. Bởi lẽ, </text:span>những nhân tố này được tạo ra từ nh<text:span text:style-name="T106">ữ</text:span>ng hoạt động thường gặp nhất ở con người như hoạt động sản xuất công nghiệp, hoặc hoạt động sử dụng các phương tiện đốt nhiên liệu hóa thạch<text:span text:style-name="T106">. V</text:span>ì <text:span text:style-name="T106">vậy,</text:span> nghiên cứu <text:span text:style-name="T106">này </text:span>sẽ chỉ <text:span text:style-name="T106">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39">nồng độ từ 0.5 tới 1.0 ppm trong thời gian ngắn (&lt;3 phút) có thể gây co thắt phế quản </text:span><text:reference-mark-start text:name="JR_cite_1_Balmes_1987"/><text:span text:style-name="T45">[</text:span><text:span text:style-name="T57">Balmes, Fine &amp; Sheppard 1987</text:span><text:span text:style-name="T45">]</text:span><text:reference-mark-end text:name="JR_cite_1_Balmes_1987"/><text:span text:style-name="T39"> </text:span></text:p>
        </text:list-item>
        <text:list-item>
          <text:p text:style-name="P43"><text:soft-page-break/><text:span text:style-name="T40">Nồng độ tăng dần lượng NO</text:span><text:span text:style-name="T7">X</text:span><text:span text:style-name="T40"> trong máu có liên quan tới việc gia tăng số lần nhập viện do hen suyễn</text:span><text:span text:style-name="T42"> </text:span><text:reference-mark-start text:name="JR_cite_1_Bernstein_2004"/><text:span text:style-name="T49">[</text:span><text:span text:style-name="T63">Bernstein et al. 2004</text:span><text:span text:style-name="T49">]</text:span><text:reference-mark-end text:name="JR_cite_1_Bernstein_2004"/><text:span text:style-name="T81"> </text:span></text:p>
        </text:list-item>
        <text:list-item>
          <text:p text:style-name="P63">Khi khí CO đi vào máu, nó thế chỗ của oxy trong các huyết sắc tố (hemoglobin). Hemoglobin là phần tử vận chuyển oxy khắp cơ thể, do vậy việc này làm <text:span text:style-name="T87">cạn nguồn oxy cần thiết tới ti thể, dẫn tới việc thiếu năng lượng cung cấp cho cơ tim </text:span><text:reference-mark-start text:name="JR_cite_1_Prockop_2007"/><text:span text:style-name="T50">[</text:span><text:span text:style-name="T58">Prockop &amp; Chichkova 2007</text:span><text:span text:style-name="T50">]</text:span><text:reference-mark-end text:name="JR_cite_1_Prockop_2007"/><text:span text:style-name="T50">. </text:span><text:reference-mark-start text:name="JR_cite_2_henz2005prospective"/><text:span text:style-name="T58">Henz and Maeder [2005]</text:span><text:reference-mark-end text:name="JR_cite_2_henz2005prospective"/><text:span text:style-name="T50"> </text:span><text:span text:style-name="T51"><text:s/></text:span><text:span text:style-name="T52">đã </text:span><text:span text:style-name="T54">tiến hành </text:span><text:span text:style-name="T53">nghiên cứu một trường hợp 38 người lính Thụy Sĩ vô tình bị ngộ độc khí CO, và chỉ ra rằng sau vụ tai nạn </text:span><text:span text:style-name="T64">2 tuần</text:span><text:span text:style-name="T53">, 34% trong số họ mắc các triệu chứng đau ngực.</text:span></text:p>
        </text:list-item>
      </text:list>
      <text:p text:style-name="P44"><text:span text:style-name="T69">Với những lý do kể trên, yêu cầu</text:span><text:span text:style-name="T70"> thiết lập một hệ thống theo dõi </text:span><text:span text:style-name="T71">chất lượng không khí </text:span><text:span text:style-name="T77">là tất yếu, nhằm đo đạc và đưa ra những cảnh báo phù hợp </text:span><text:span text:style-name="T78">giúp giảm thiểu các ảnh hưởng tới sức khỏe xuống mức thấp nhất có thể.</text:span></text:p>
      <text:p text:style-name="P45"><text:span text:style-name="T71">Đó là </text:span><text:span text:style-name="T72">lý do của nghiên cứu này: một hệ thống có khả năng nhận biết mức độ ô nhiễm của không khí và từ đó có thể tự động đưa ra thông báo </text:span><text:span text:style-name="T73">cho người dùng </text:span><text:span text:style-name="T72">khi cần thiết.</text:span><text:span text:style-name="T75"> Sau một thời gian nghiên cứu, chúng tôi quyết định chọn mô hình máy </text:span><text:span text:style-name="T79">trạm - máy chủ</text:span><text:span text:style-name="T75"> cho hệ thống này:</text:span></text:p>
      <text:list xml:id="list181948658717616"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5">Một </text:span><text:span text:style-name="T76">phần mềm máy chủ</text:span><text:span text:style-name="T75"> lưu trữ dữ liệu được truyền lên bởi các thiết bị quan trắc. Ngoài việc </text:span><text:span text:style-name="T78">này phần mềm </text:span><text:span text:style-name="T75">còn có khả năng hiển thị thông tin dưới dạng trang web và đưa ra thông báo dưới dạng email và tin nhắn SMS khi cần thiết</text:span></text:p>
        </text:list-item>
      </text:list>
      <text:p text:style-name="P66"><text:span text:style-name="T72">Tất </text:span><text:span text:style-name="T68">nhiên đây không phải là </text:span><text:span text:style-name="T74">nghiên cứu</text:span><text:span text:style-name="T68"> đầu tiên về vấn đề này mà đã có nhiều </text:span><text:span text:style-name="T74">nghiên cứu được thực hiện về đề tài này:</text:span></text:p>
      <text:list xml:id="list5011435350471705117" text:style-name="L4">
        <text:list-item>
          <text:p text:style-name="P67"><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69"><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71"><text:span text:style-name="T68">Cả hai dự án này đều có mục tiêu là một hệ thống theo dõi mức độ ô nhiễm của không khí trên diện rộng và đều có khả năng đăng tải thông tin lên </text:span><text:span text:style-name="T74">một máy chủ để hiển thị dưới dạng trang web</text:span><text:span text:style-name="T68">. Tuy nhiên, một điểm thiếu sót có thể thấy ở những dự án này là việc chưa có khả năng </text:span><text:span text:style-name="T82">tự động đưa ra thông báo tới người dùng</text:span><text:span text:style-name="T83">, nghĩa là chỉ mới dừng ở việc đo đạc được số liệu</text:span><text:span text:style-name="T84"> và hiển thị chúng</text:span><text:span text:style-name="T83">. Do vậy </text:span><text:span text:style-name="T84">nghiên cứu này được đề ra</text:span><text:span text:style-name="T83"> nhằm khắc phục được điểm yếu </text:span><text:span text:style-name="T85">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5">T</text:span>hay vì sử dụng các cảm biến có độ chính xác và giá thành cao thì thiết bị sẽ sử dụng các cảm biến rẻ hơn tuy nhiên vẫn có độ chính xác tương đối để <text:span text:style-name="T95">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1949456360966"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0">một </text:span>hệ thống với cấu trúc như <text:span text:style-name="T111">sau:</text:span></text:p>
      <text:h text:style-name="P109" text:outline-level="3"><draw:frame draw:style-name="fr1" draw:name="Image1" text:anchor-type="paragraph" svg:width="6.8744in" svg:height="3.2146in" draw:z-index="6"><draw:image xlink:href="Pictures/100002010000046B0000021130CA2C7902A7842E.png" xlink:type="simple" xlink:show="embed" xlink:actuate="onLoad"/></draw:frame><text:bookmark-start text:name="__RefHeading___Toc1371_1105289887"/><text:span text:style-name="T111">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6">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5">-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6">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7">(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4">[</text:span><text:span text:style-name="T56">Henan Hanwei Electronics Co. Ltd. 2016</text:span><text:span text:style-name="T44">]</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7">[</text:span><text:span text:style-name="T59">SHARP Corporation 2006</text:span><text:span text:style-name="T47">]</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8">[</text:span><text:span text:style-name="T60">Henan Hanwei Electronics Co. Ltd. 2016</text:span><text:span text:style-name="T48">]</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1">và sử dụng nền tảng Flask.</text:span></text:p>
      <text:p text:style-name="P85">Về cơ sở dữ liệu, chúng tôi sử dụng hệ cơ sở dữ liệu MariaDB.</text:p>
      <text:p text:style-name="P85">Để <text:span text:style-name="T91">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2">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3">nghiên cứu</text:span> đã hoàn thiện được <text:span text:style-name="T93">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Kết nối wifi thông qua module <text:span text:style-name="T32">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3">(dựa trên Google Maps) </text:span>và biểu mẫu, <text:span text:style-name="T34">người dùng có thể chọn thời gian mà biểu mẫu biểu diễn. Sử dụng thư viện Socket.IO, thông tin cũng sẽ được cập nhật theo thời gian thực.</text:span></text:p>
        </text:list-item>
      </text:list>
      <text:p text:style-name="P42"/>
      <text:list xml:id="list181949375037096" text:continue-numbering="true" text:style-name="L16">
        <text:list-item>
          <text:p text:style-name="P98">Cho phép người dùng tạo tài khoản để phục vụ nhiều mục đích khác nhau, <text:span text:style-name="T35">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6">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5">cơ</text:span> <text:span text:style-name="T37">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6">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1">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2">Giới thiệu và </text:span>Tổng quan nghiên cứu, đã có hai nghiên cứu được thực hiện trước đây về đề tài này:</text:p>
      <text:list xml:id="list181948392305884" text:continue-list="list5011435350471705117" text:style-name="L4">
        <text:list-item>
          <text:p text:style-name="P68"><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70"><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93"><text:span text:style-name="T68">Khi so sánh nghiên cứu này với hai nghiên cứu trên, mặc dù</text:span><text:span text:style-name="T80">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Thiết kế sản phẩm chưa được hoàn thiện so với hai dự án này</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2">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3">le có khả năng giao tiếp qua mạng di động như SIM900A</text:span>, chúng ta có thể gửi thông tin qua Interne<text:span text:style-name="T114">t sử dụng công nghệ như GPRS hay HSPA</text:span>. Khi xét về mức độ phủ sóng, GPRS có lợi thế hơn vì GPRS sử dụng hạ tầng mạng <text:span text:style-name="T114">2G có mức độ phủ sóng rộng hơn so với HSPA sử dụng hạ tầng mạng 3G. Về tốc độ, GPRS chậm hơn HSPA nhiều lần </text:span><text:soft-page-break/><text:span text:style-name="T114">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4">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4">[</text:span><text:span text:style-name="T56">Libelium Comunicaciones Distribuidas 2016a</text:span><text:span text:style-name="T44">]</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6">[</text:span><text:span text:style-name="T61">Libelium Comunicaciones Distribuidas 2016b</text:span><text:span text:style-name="T46">]</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5">[</text:span><text:span text:style-name="T62">Nordic Semiconductor 2007</text:span><text:span text:style-name="T55">]</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5">[</text:span><text:span text:style-name="T62">arduino-info </text:span><text:span text:style-name="T55">]</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t khá nhiều cảm biến, ví dụ như cảm biến nồng độ <text:span text:style-name="T89">NO</text:span><text:span text:style-name="T8">2</text:span><text:span text:style-name="T89"> và O</text:span><text:span text:style-name="T8">3</text:span><text:span text:style-name="T89">. Các cảm biến này không phổ biến bằng ở Việt Nam, do vậy các cảm biến này có giá khá đắt và không có sẵn ở Việt Nam mà phải đặt hàng từ nước ngoài.</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7">Nghiên cứu</text:span> đã hoàn thiện được <text:span text:style-name="T93">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khí quan trọng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6">.</text:span> <text:span text:style-name="T106">V</text:span>ì vậy<text:span text:style-name="T106">,</text:span> trước hết nghiên cứu sẽ tiếp tục khắc phục những hạn chế nêu trên, để đảm bảo tính hoàn thiện ban đầu. Sau đó, tôi sẽ tiếp tục nghiên cứu để phát triển những tính năng cần thiết khác trong bộ sản phẩm để giúp nghiên cứu được hoàn thiện về nhiều mặt hơn.<text:span text:style-name="T106">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1">RF24L01 2.4GHz Radio/Wireless Transceivers How-To</text:span>, <text:s/>.</text:p>
        <text:p text:style-name="P96">Balmes, J. R.; Fine, J. M. and Sheppard, D.<text:span text:style-name="T65"> (</text:span>1987<text:span text:style-name="T65">). </text:span><text:span text:style-name="T43">Symptomatic Bronchoconstriction after Short-Term Inhalation of Sulfur Dioxide</text:span><text:span text:style-name="T65">, American Review of Respiratory Disease 136 : 1117-1121.</text:span></text:p>
        <text:p text:style-name="P96">Bernstein, J. A.; Alexis, N.; Barnes, C.; Bernstein, I. L.; Nel, A.; Peden, D.; Diaz-Sanchez, D.; Tarlo, S. M.; Williams, P. B. and Bernstein, J. A.<text:span text:style-name="T65"> (</text:span>2004<text:span text:style-name="T65">). </text:span><text:span text:style-name="T43">Health effects of air pollution</text:span><text:span text:style-name="T65">, Journal of Allergy and Clinical Immunology 114 : 1116-1123.</text:span></text:p>
        <text:p text:style-name="P95">SHARP Corporation (<text:span text:style-name="T66">2006</text:span>). <text:span text:style-name="T41">GP2Y1010AU0F: Compact Optical Dust Sensor</text:span>, <text:s/>.</text:p>
        <text:p text:style-name="P96">Henz, S. and Maeder, M.<text:span text:style-name="T65"> (</text:span>2005<text:span text:style-name="T65">). </text:span><text:span text:style-name="T43">Prospective study of accidental carbon monoxide poisoning in 38 Swiss soldiers</text:span><text:span text:style-name="T65">, Swiss medical weekly 135 : 398.</text:span></text:p>
        <text:p text:style-name="P96">Phạm Hương<text:span text:style-name="T65"> (</text:span>2016<text:span text:style-name="T65">). </text:span><text:span text:style-name="T43">Ô nhiễm không khí ở đô thị lớn gia tăng</text:span><text:span text:style-name="T65">, <text:s/>.</text:span></text:p>
        <text:p text:style-name="P96">Kampa, M. and Castanas, E.<text:span text:style-name="T65"> (</text:span>2008<text:span text:style-name="T65">). </text:span><text:span text:style-name="T43">Human health effects of air pollution</text:span><text:span text:style-name="T65">, Environmental Pollution 151 : 362-367.</text:span></text:p>
        <text:p text:style-name="P95">Libelium Comunicaciones Distribuidas, S.L. (<text:span text:style-name="T66">2016b</text:span>). <text:span text:style-name="T41">Extreme Range Links: LoRa 868 / 900MHz SX1272 LoRa module for Arduino Waspmote and Raspberry Pi</text:span>, <text:s/>.</text:p>
        <text:p text:style-name="P95">Libelium Comunicaciones Distribuidas, S.L. (<text:span text:style-name="T66">2016a</text:span>). <text:span text:style-name="T41">Waspmote-LoRa-868MHz_915MHz-SX1272 Networking Guide</text:span>, <text:s/>.</text:p>
        <text:p text:style-name="P95">Henan Hanwei Electronics Co. Ltd. (<text:span text:style-name="T66">2016</text:span>). <text:span text:style-name="T41">MQ-9 Semiconductor Sensor for CO/Combustible Gas</text:span>, <text:s/>.</text:p>
        <text:p text:style-name="P96">Prockop, L. D. and Chichkova, R. I.<text:span text:style-name="T65"> (</text:span>2007<text:span text:style-name="T65">). </text:span><text:span text:style-name="T43">Carbon monoxide intoxication: An updated review</text:span><text:span text:style-name="T65">, Journal of the Neurological Sciences 262 : 122-130.</text:span></text:p>
        <text:p text:style-name="P95">Nordic Semiconductor (<text:span text:style-name="T66">2007</text:span>). <text:span text:style-name="T41">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8</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35</meta:editing-cycles>
    <meta:creation-date>2016-10-28T03:04:00</meta:creation-date>
    <dc:date>2016-12-11T18:19:48.001910355</dc:date>
    <meta:editing-duration>PT22H44M3S</meta:editing-duration>
    <meta:generator>LibreOffice/5.2.3.3$Linux_X86_64 LibreOffice_project/20m0$Build-3</meta:generator>
    <meta:document-statistic meta:table-count="0" meta:image-count="7" meta:object-count="0" meta:page-count="18" meta:paragraph-count="185" meta:word-count="4478" meta:character-count="20644" meta:non-whitespace-character-count="163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